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3.3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33.165cm" svg:height="17.559cm" svg:x="17.923cm" svg:y="1.672cm">
            <draw:object draw:notify-on-update-of-ranges="Feuille1.A1:Feuille1.A42 Feuille1.B1:Feuille1.B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nnée</text:p>
          </table:table-cell>
          <table:table-cell office:value-type="string" calcext:value-type="string">
            <text:p>Réserves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93109500000" calcext:value-type="float">
            <text:p>93109500000</text:p>
          </table:table-cell>
          <table:table-cell table:formula="of:=[.B2]*1.6282" office:value-type="float" office:value="151600887900" calcext:value-type="float">
            <text:p>151600887900</text:p>
          </table:table-cell>
          <table:table-cell table:number-columns-repeated="3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94271710000" calcext:value-type="float">
            <text:p>94271710000</text:p>
          </table:table-cell>
          <table:table-cell table:formula="of:=[.B3]*1.6282" office:value-type="float" office:value="153493198222" calcext:value-type="float">
            <text:p>153493198222</text:p>
          </table:table-cell>
          <table:table-cell table:formula="of:=[.C3]-[.C2]" office:value-type="float" office:value="1892310322" calcext:value-type="float">
            <text:p>1892310322</text:p>
          </table:table-cell>
          <table:table-cell table:number-columns-repeated="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98513130000" calcext:value-type="float">
            <text:p>98513130000</text:p>
          </table:table-cell>
          <table:table-cell table:formula="of:=[.B4]*1.6282" office:value-type="float" office:value="160399078266" calcext:value-type="float">
            <text:p>160399078266</text:p>
          </table:table-cell>
          <table:table-cell table:formula="of:=[.C4]-[.C3]" office:value-type="float" office:value="6905880044" calcext:value-type="float">
            <text:p>6905880044</text:p>
          </table:table-cell>
          <table:table-cell table:number-columns-repeated="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00136590000" calcext:value-type="float">
            <text:p>100136590000</text:p>
          </table:table-cell>
          <table:table-cell table:formula="of:=[.B5]*1.6282" office:value-type="float" office:value="163042395838" calcext:value-type="float">
            <text:p>163042395838</text:p>
          </table:table-cell>
          <table:table-cell table:formula="of:=[.C5]-[.C4]" office:value-type="float" office:value="2643317572" calcext:value-type="float">
            <text:p>2643317572</text:p>
          </table:table-cell>
          <table:table-cell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01803745000" calcext:value-type="float">
            <text:p>101803745000</text:p>
          </table:table-cell>
          <table:table-cell table:formula="of:=[.B6]*1.6282" office:value-type="float" office:value="165756857609" calcext:value-type="float">
            <text:p>165756857609</text:p>
          </table:table-cell>
          <table:table-cell table:formula="of:=[.C6]-[.C5]" office:value-type="float" office:value="2714461771" calcext:value-type="float">
            <text:p>2714461771</text:p>
          </table:table-cell>
          <table:table-cell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05608500000" calcext:value-type="float">
            <text:p>105608500000</text:p>
          </table:table-cell>
          <table:table-cell table:formula="of:=[.B7]*1.6282" office:value-type="float" office:value="171951759700" calcext:value-type="float">
            <text:p>171951759700</text:p>
          </table:table-cell>
          <table:table-cell table:formula="of:=[.C7]-[.C6]" office:value-type="float" office:value="6194902091" calcext:value-type="float">
            <text:p>6194902091</text:p>
          </table:table-cell>
          <table:table-cell table:number-columns-repeated="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19975540000" calcext:value-type="float">
            <text:p>119975540000</text:p>
          </table:table-cell>
          <table:table-cell table:formula="of:=[.B8]*1.6282" office:value-type="float" office:value="195344174228" calcext:value-type="float">
            <text:p>195344174228</text:p>
          </table:table-cell>
          <table:table-cell table:formula="of:=[.C8]-[.C7]" office:value-type="float" office:value="23392414528" calcext:value-type="float">
            <text:p>23392414528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24274835000" calcext:value-type="float">
            <text:p>124274835000</text:p>
          </table:table-cell>
          <table:table-cell table:formula="of:=[.B9]*1.6282" office:value-type="float" office:value="202344286347" calcext:value-type="float">
            <text:p>202344286347</text:p>
          </table:table-cell>
          <table:table-cell table:formula="of:=[.C9]-[.C8]" office:value-type="float" office:value="7000112119" calcext:value-type="float">
            <text:p>7000112119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36330550000" calcext:value-type="float">
            <text:p>136330550000</text:p>
          </table:table-cell>
          <table:table-cell table:formula="of:=[.B10]*1.6282" office:value-type="float" office:value="221973401510" calcext:value-type="float">
            <text:p>221973401510</text:p>
          </table:table-cell>
          <table:table-cell table:formula="of:=[.C10]-[.C9]" office:value-type="float" office:value="19629115163" calcext:value-type="float">
            <text:p>19629115163</text:p>
          </table:table-cell>
          <table:table-cell table:number-columns-repeated="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36423825000" calcext:value-type="float">
            <text:p>136423825000</text:p>
          </table:table-cell>
          <table:table-cell table:formula="of:=[.B11]*1.6282" office:value-type="float" office:value="222125271865" calcext:value-type="float">
            <text:p>222125271865</text:p>
          </table:table-cell>
          <table:table-cell table:formula="of:=[.C11]-[.C10]" office:value-type="float" office:value="151870355" calcext:value-type="float">
            <text:p>151870355</text:p>
          </table:table-cell>
          <table:table-cell table:number-columns-repeated="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36523555000" calcext:value-type="float">
            <text:p>136523555000</text:p>
          </table:table-cell>
          <table:table-cell table:formula="of:=[.B12]*1.6282" office:value-type="float" office:value="222287652251" calcext:value-type="float">
            <text:p>222287652251</text:p>
          </table:table-cell>
          <table:table-cell table:formula="of:=[.C12]-[.C11]" office:value-type="float" office:value="162380386" calcext:value-type="float">
            <text:p>162380386</text:p>
          </table:table-cell>
          <table:table-cell table:number-columns-repeated="2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46336760000" calcext:value-type="float">
            <text:p>146336760000</text:p>
          </table:table-cell>
          <table:table-cell table:formula="of:=[.B13]*1.6282" office:value-type="float" office:value="238265512632" calcext:value-type="float">
            <text:p>238265512632</text:p>
          </table:table-cell>
          <table:table-cell table:formula="of:=[.C13]-[.C12]" office:value-type="float" office:value="15977860381" calcext:value-type="float">
            <text:p>15977860381</text:p>
          </table:table-cell>
          <table:table-cell table:number-columns-repeated="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46883300000" calcext:value-type="float">
            <text:p>146883300000</text:p>
          </table:table-cell>
          <table:table-cell table:formula="of:=[.B14]*1.6282" office:value-type="float" office:value="239155389060" calcext:value-type="float">
            <text:p>239155389060</text:p>
          </table:table-cell>
          <table:table-cell table:formula="of:=[.C14]-[.C13]" office:value-type="float" office:value="889876428" calcext:value-type="float">
            <text:p>889876428</text:p>
          </table:table-cell>
          <table:table-cell table:number-columns-repeated="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46813500000" calcext:value-type="float">
            <text:p>146813500000</text:p>
          </table:table-cell>
          <table:table-cell table:formula="of:=[.B15]*1.6282" office:value-type="float" office:value="239041740700" calcext:value-type="float">
            <text:p>239041740700</text:p>
          </table:table-cell>
          <table:table-cell table:formula="of:=[.C15]-[.C14]" office:value-type="float" office:value="-113648360" calcext:value-type="float">
            <text:p>-113648360</text:p>
          </table:table-cell>
          <table:table-cell table:number-columns-repeated="2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48697560000" calcext:value-type="float">
            <text:p>148697560000</text:p>
          </table:table-cell>
          <table:table-cell table:formula="of:=[.B16]*1.6282" office:value-type="float" office:value="242109367192" calcext:value-type="float">
            <text:p>242109367192</text:p>
          </table:table-cell>
          <table:table-cell table:formula="of:=[.C16]-[.C15]" office:value-type="float" office:value="3067626492" calcext:value-type="float">
            <text:p>3067626492</text:p>
          </table:table-cell>
          <table:table-cell table:number-columns-repeated="2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49863280000" calcext:value-type="float">
            <text:p>149863280000</text:p>
          </table:table-cell>
          <table:table-cell table:formula="of:=[.B17]*1.6282" office:value-type="float" office:value="244007392496" calcext:value-type="float">
            <text:p>244007392496</text:p>
          </table:table-cell>
          <table:table-cell table:formula="of:=[.C17]-[.C16]" office:value-type="float" office:value="1898025304" calcext:value-type="float">
            <text:p>1898025304</text:p>
          </table:table-cell>
          <table:table-cell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52939050000" calcext:value-type="float">
            <text:p>152939050000</text:p>
          </table:table-cell>
          <table:table-cell table:formula="of:=[.B18]*1.6282" office:value-type="float" office:value="249015361210" calcext:value-type="float">
            <text:p>249015361210</text:p>
          </table:table-cell>
          <table:table-cell table:formula="of:=[.C18]-[.C17]" office:value-type="float" office:value="5007968714" calcext:value-type="float">
            <text:p>5007968714</text:p>
          </table:table-cell>
          <table:table-cell table:number-columns-repeated="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56748560000" calcext:value-type="float">
            <text:p>156748560000</text:p>
          </table:table-cell>
          <table:table-cell table:formula="of:=[.B19]*1.6282" office:value-type="float" office:value="255218005392" calcext:value-type="float">
            <text:p>255218005392</text:p>
          </table:table-cell>
          <table:table-cell table:formula="of:=[.C19]-[.C18]" office:value-type="float" office:value="6202644182" calcext:value-type="float">
            <text:p>6202644182</text:p>
          </table:table-cell>
          <table:table-cell table:number-columns-repeated="2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57900370000" calcext:value-type="float">
            <text:p>157900370000</text:p>
          </table:table-cell>
          <table:table-cell table:formula="of:=[.B20]*1.6282" office:value-type="float" office:value="257093382434" calcext:value-type="float">
            <text:p>257093382434</text:p>
          </table:table-cell>
          <table:table-cell table:formula="of:=[.C20]-[.C19]" office:value-type="float" office:value="1875377042" calcext:value-type="float">
            <text:p>1875377042</text:p>
          </table:table-cell>
          <table:table-cell table:number-columns-repeated="2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74628000000" calcext:value-type="float">
            <text:p>174628000000</text:p>
          </table:table-cell>
          <table:table-cell table:formula="of:=[.B21]*1.6282" office:value-type="float" office:value="284329309600" calcext:value-type="float">
            <text:p>284329309600</text:p>
          </table:table-cell>
          <table:table-cell table:formula="of:=[.C21]-[.C20]" office:value-type="float" office:value="27235927166" calcext:value-type="float">
            <text:p>27235927166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7446040000" calcext:value-type="float">
            <text:p>177446040000</text:p>
          </table:table-cell>
          <table:table-cell table:formula="of:=[.B22]*1.6282" office:value-type="float" office:value="288917642328" calcext:value-type="float">
            <text:p>288917642328</text:p>
          </table:table-cell>
          <table:table-cell table:formula="of:=[.C22]-[.C21]" office:value-type="float" office:value="4588332728" calcext:value-type="float">
            <text:p>4588332728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78302600000" calcext:value-type="float">
            <text:p>178302600000</text:p>
          </table:table-cell>
          <table:table-cell table:formula="of:=[.B23]*1.6282" office:value-type="float" office:value="290312293320" calcext:value-type="float">
            <text:p>290312293320</text:p>
          </table:table-cell>
          <table:table-cell table:formula="of:=[.C23]-[.C22]" office:value-type="float" office:value="1394650992" calcext:value-type="float">
            <text:p>1394650992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85105270000" calcext:value-type="float">
            <text:p>185105270000</text:p>
          </table:table-cell>
          <table:table-cell table:formula="of:=[.B24]*1.6282" office:value-type="float" office:value="301388400614" calcext:value-type="float">
            <text:p>301388400614</text:p>
          </table:table-cell>
          <table:table-cell table:formula="of:=[.C24]-[.C23]" office:value-type="float" office:value="11076107294" calcext:value-type="float">
            <text:p>11076107294</text:p>
          </table:table-cell>
          <table:table-cell table:number-columns-repeated="2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85273750000" calcext:value-type="float">
            <text:p>185273750000</text:p>
          </table:table-cell>
          <table:table-cell table:formula="of:=[.B25]*1.6282" office:value-type="float" office:value="301662719750" calcext:value-type="float">
            <text:p>301662719750</text:p>
          </table:table-cell>
          <table:table-cell table:formula="of:=[.C25]-[.C24]" office:value-type="float" office:value="274319136" calcext:value-type="float">
            <text:p>274319136</text:p>
          </table:table-cell>
          <table:table-cell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86222690000" calcext:value-type="float">
            <text:p>186222690000</text:p>
          </table:table-cell>
          <table:table-cell table:formula="of:=[.B26]*1.6282" office:value-type="float" office:value="303207783858" calcext:value-type="float">
            <text:p>303207783858</text:p>
          </table:table-cell>
          <table:table-cell table:formula="of:=[.C26]-[.C25]" office:value-type="float" office:value="1545064108" calcext:value-type="float">
            <text:p>1545064108</text:p>
          </table:table-cell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87208190000" calcext:value-type="float">
            <text:p>187208190000</text:p>
          </table:table-cell>
          <table:table-cell table:formula="of:=[.B27]*1.6282" office:value-type="float" office:value="304812374958" calcext:value-type="float">
            <text:p>304812374958</text:p>
          </table:table-cell>
          <table:table-cell table:formula="of:=[.C27]-[.C26]" office:value-type="float" office:value="1604591100" calcext:value-type="float">
            <text:p>1604591100</text:p>
          </table:table-cell>
          <table:table-cell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88677460000" calcext:value-type="float">
            <text:p>188677460000</text:p>
          </table:table-cell>
          <table:table-cell table:formula="of:=[.B28]*1.6282" office:value-type="float" office:value="307204640372" calcext:value-type="float">
            <text:p>307204640372</text:p>
          </table:table-cell>
          <table:table-cell table:formula="of:=[.C28]-[.C27]" office:value-type="float" office:value="2392265414" calcext:value-type="float">
            <text:p>2392265414</text:p>
          </table:table-cell>
          <table:table-cell table:number-columns-repeated="2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93459600000" calcext:value-type="float">
            <text:p>193459600000</text:p>
          </table:table-cell>
          <table:table-cell table:formula="of:=[.B29]*1.6282" office:value-type="float" office:value="314990920720" calcext:value-type="float">
            <text:p>314990920720</text:p>
          </table:table-cell>
          <table:table-cell table:formula="of:=[.C29]-[.C28]" office:value-type="float" office:value="7786280348" calcext:value-type="float">
            <text:p>7786280348</text:p>
          </table:table-cell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03085320000" calcext:value-type="float">
            <text:p>203085320000</text:p>
          </table:table-cell>
          <table:table-cell table:formula="of:=[.B30]*1.6282" office:value-type="float" office:value="330663518024" calcext:value-type="float">
            <text:p>330663518024</text:p>
          </table:table-cell>
          <table:table-cell table:formula="of:=[.C30]-[.C29]" office:value-type="float" office:value="15672597304" calcext:value-type="float">
            <text:p>15672597304</text:p>
          </table:table-cell>
          <table:table-cell table:number-columns-repeated="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08731390000" calcext:value-type="float">
            <text:p>208731390000</text:p>
          </table:table-cell>
          <table:table-cell table:formula="of:=[.B31]*1.6282" office:value-type="float" office:value="339856449198" calcext:value-type="float">
            <text:p>339856449198</text:p>
          </table:table-cell>
          <table:table-cell table:formula="of:=[.C31]-[.C30]" office:value-type="float" office:value="9192931174" calcext:value-type="float">
            <text:p>9192931174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23271350000" calcext:value-type="float">
            <text:p>223271350000</text:p>
          </table:table-cell>
          <table:table-cell table:formula="of:=[.B32]*1.6282" office:value-type="float" office:value="363530412070" calcext:value-type="float">
            <text:p>363530412070</text:p>
          </table:table-cell>
          <table:table-cell table:formula="of:=[.C32]-[.C31]" office:value-type="float" office:value="23673962872" calcext:value-type="float">
            <text:p>23673962872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28369020000" calcext:value-type="float">
            <text:p>228369020000</text:p>
          </table:table-cell>
          <table:table-cell table:formula="of:=[.B33]*1.6282" office:value-type="float" office:value="371830438364" calcext:value-type="float">
            <text:p>371830438364</text:p>
          </table:table-cell>
          <table:table-cell table:formula="of:=[.C33]-[.C32]" office:value-type="float" office:value="8300026294" calcext:value-type="float">
            <text:p>8300026294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29638500000" calcext:value-type="float">
            <text:p>229638500000</text:p>
          </table:table-cell>
          <table:table-cell table:formula="of:=[.B34]*1.6282" office:value-type="float" office:value="373897405700" calcext:value-type="float">
            <text:p>373897405700</text:p>
          </table:table-cell>
          <table:table-cell table:formula="of:=[.C34]-[.C33]" office:value-type="float" office:value="2066967336" calcext:value-type="float">
            <text:p>2066967336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30774460000" calcext:value-type="float">
            <text:p>230774460000</text:p>
          </table:table-cell>
          <table:table-cell table:formula="of:=[.B35]*1.6282" office:value-type="float" office:value="375746975772" calcext:value-type="float">
            <text:p>375746975772</text:p>
          </table:table-cell>
          <table:table-cell table:formula="of:=[.C35]-[.C34]" office:value-type="float" office:value="1849570072" calcext:value-type="float">
            <text:p>1849570072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31121270000" calcext:value-type="float">
            <text:p>231121270000</text:p>
          </table:table-cell>
          <table:table-cell table:formula="of:=[.B36]*1.6282" office:value-type="float" office:value="376311651814" calcext:value-type="float">
            <text:p>376311651814</text:p>
          </table:table-cell>
          <table:table-cell table:formula="of:=[.C36]-[.C35]" office:value-type="float" office:value="564676042" calcext:value-type="float">
            <text:p>564676042</text:p>
          </table:table-cell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29684380000" calcext:value-type="float">
            <text:p>229684380000</text:p>
          </table:table-cell>
          <table:table-cell table:formula="of:=[.B37]*1.6282" office:value-type="float" office:value="373972107516" calcext:value-type="float">
            <text:p>373972107516</text:p>
          </table:table-cell>
          <table:table-cell table:formula="of:=[.C37]-[.C36]" office:value-type="float" office:value="-2339544298" calcext:value-type="float">
            <text:p>-2339544298</text:p>
          </table:table-cell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0554390000" calcext:value-type="float">
            <text:p>230554390000</text:p>
          </table:table-cell>
          <table:table-cell table:formula="of:=[.B38]*1.6282" office:value-type="float" office:value="375388657798" calcext:value-type="float">
            <text:p>375388657798</text:p>
          </table:table-cell>
          <table:table-cell table:formula="of:=[.C38]-[.C37]" office:value-type="float" office:value="1416550282" calcext:value-type="float">
            <text:p>1416550282</text:p>
          </table:table-cell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5722560000" calcext:value-type="float">
            <text:p>235722560000</text:p>
          </table:table-cell>
          <table:table-cell table:formula="of:=[.B39]*1.6282" office:value-type="float" office:value="383803472192" calcext:value-type="float">
            <text:p>383803472192</text:p>
          </table:table-cell>
          <table:table-cell table:formula="of:=[.C39]-[.C38]" office:value-type="float" office:value="8414814394" calcext:value-type="float">
            <text:p>8414814394</text:p>
          </table:table-cell>
          <table:table-cell table:number-columns-repeated="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36810040000" calcext:value-type="float">
            <text:p>236810040000</text:p>
          </table:table-cell>
          <table:table-cell table:formula="of:=[.B40]*1.6282" office:value-type="float" office:value="385574107128" calcext:value-type="float">
            <text:p>385574107128</text:p>
          </table:table-cell>
          <table:table-cell table:formula="of:=[.C40]-[.C39]" office:value-type="float" office:value="1770634936" calcext:value-type="float">
            <text:p>1770634936</text:p>
          </table:table-cell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6628160000" calcext:value-type="float">
            <text:p>236628160000</text:p>
          </table:table-cell>
          <table:table-cell table:formula="of:=[.B41]*1.6282" office:value-type="float" office:value="385277970112" calcext:value-type="float">
            <text:p>385277970112</text:p>
          </table:table-cell>
          <table:table-cell table:formula="of:=[.C41]-[.C40]" office:value-type="float" office:value="-296137016" calcext:value-type="float">
            <text:p>-296137016</text:p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36294750000" calcext:value-type="float">
            <text:p>236294750000</text:p>
          </table:table-cell>
          <table:table-cell table:formula="of:=[.B42]*1.6282" office:value-type="float" office:value="384735111950" calcext:value-type="float">
            <text:p>384735111950</text:p>
          </table:table-cell>
          <table:table-cell table:formula="of:=[.C42]-[.C41]" office:value-type="float" office:value="-542858162" calcext:value-type="float">
            <text:p>-54285816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6T00:14:41.686179033</meta:creation-date>
    <dc:date>2025-06-06T00:59:42.085550546</dc:date>
    <meta:editing-duration>PT45M1S</meta:editing-duration>
    <meta:editing-cycles>1</meta:editing-cycles>
    <meta:document-statistic meta:table-count="1" meta:cell-count="165" meta:object-count="1"/>
    <meta:generator>LibreOffice/7.4.7.2$Linux_X86_64 LibreOffice_project/4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166cm" svg:height="17.56cm" xlink:href=".." xlink:type="simple" chart:class="chart:bar" chart:style-name="ch1">
        <chart:legend chart:legend-position="end" svg:x="30.823cm" svg:y="8.481cm" style:legend-expansion="high" chart:style-name="ch2"/>
        <chart:plot-area chart:style-name="ch3" table:cell-range-address="Feuille1.A1:Feuille1.B42" chart:data-source-has-labels="column" svg:x="0.663cm" svg:y="0.351cm" svg:width="29.497cm" svg:height="16.858cm">
          <chart:coordinate-region svg:x="3.137cm" svg:y="0.55cm" svg:width="27.023cm" svg:height="15.436cm"/>
          <chart:axis chart:dimension="x" chart:name="primary-x" chart:style-name="ch4" chartooo:axis-type="auto">
            <chartooo:date-scale/>
            <chart:categories table:cell-range-address="Feuille1.A1:Feuille1.A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1:Feuille1.B42" chart:class="chart:bar">
            <chart:data-point chart:repeated="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Année</text:p>
                <draw:g>
                  <svg:desc>Feuille1.A1:Feuille1.A42</svg:desc>
                </draw:g>
              </table:table-cell>
              <table:table-cell office:value-type="float" office:value="NaN">
                <text:p>NaN</text:p>
                <draw:g>
                  <svg:desc>Feuille1.B1:Feuille1.B42</svg:desc>
                </draw:g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93109500000">
                <text:p>93109500000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94271710000">
                <text:p>94271710000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98513130000">
                <text:p>98513130000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100136590000">
                <text:p>100136590000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101803745000">
                <text:p>101803745000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105608500000">
                <text:p>105608500000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119975540000">
                <text:p>119975540000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124274835000">
                <text:p>124274835000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136330550000">
                <text:p>136330550000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136423825000">
                <text:p>13642382500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36523555000">
                <text:p>136523555000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46336760000">
                <text:p>14633676000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146883300000">
                <text:p>14688330000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146813500000">
                <text:p>14681350000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148697560000">
                <text:p>14869756000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49863280000">
                <text:p>14986328000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52939050000">
                <text:p>15293905000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56748560000">
                <text:p>15674856000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57900370000">
                <text:p>15790037000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74628000000">
                <text:p>17462800000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7446040000">
                <text:p>17744604000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78302600000">
                <text:p>178302600000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85105270000">
                <text:p>18510527000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85273750000">
                <text:p>185273750000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86222690000">
                <text:p>18622269000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87208190000">
                <text:p>18720819000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88677460000">
                <text:p>18867746000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93459600000">
                <text:p>19345960000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03085320000">
                <text:p>20308532000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08731390000">
                <text:p>20873139000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23271350000">
                <text:p>22327135000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28369020000">
                <text:p>228369020000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29638500000">
                <text:p>22963850000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30774460000">
                <text:p>23077446000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31121270000">
                <text:p>23112127000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29684380000">
                <text:p>22968438000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30554390000">
                <text:p>230554390000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35722560000">
                <text:p>235722560000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236810040000">
                <text:p>236810040000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236628160000">
                <text:p>236628160000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236294750000">
                <text:p>23629475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